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_valu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<text:s/>G with Pr = 0.2</text:p>
          </table:table-cell>
          <table:table-cell office:value-type="string" calcext:value-type="string">
            <text:p><text:s/>G with Pr = 1</text:p>
          </table:table-cell>
          <table:table-cell office:value-type="string" calcext:value-type="string">
            <text:p><text:s/>G with Pr = 4</text:p>
          </table:table-cell>
          <table:table-cell office:value-type="string" calcext:value-type="string">
            <text:p><text:s/>G with Pr = 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81489" calcext:value-type="float">
            <text:p>0.981489</text:p>
          </table:table-cell>
          <table:table-cell office:value-type="float" office:value="0.966795" calcext:value-type="float">
            <text:p>0.966795</text:p>
          </table:table-cell>
          <table:table-cell office:value-type="float" office:value="0.946523" calcext:value-type="float">
            <text:p>0.946523</text:p>
          </table:table-cell>
          <table:table-cell office:value-type="float" office:value="0.932446" calcext:value-type="float">
            <text:p>0.93244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62978" calcext:value-type="float">
            <text:p>0.962978</text:p>
          </table:table-cell>
          <table:table-cell office:value-type="float" office:value="0.933592" calcext:value-type="float">
            <text:p>0.933592</text:p>
          </table:table-cell>
          <table:table-cell office:value-type="float" office:value="0.893066" calcext:value-type="float">
            <text:p>0.893066</text:p>
          </table:table-cell>
          <table:table-cell office:value-type="float" office:value="0.864944" calcext:value-type="float">
            <text:p>0.86494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44469" calcext:value-type="float">
            <text:p>0.944469</text:p>
          </table:table-cell>
          <table:table-cell office:value-type="float" office:value="0.900402" calcext:value-type="float">
            <text:p>0.900402</text:p>
          </table:table-cell>
          <table:table-cell office:value-type="float" office:value="0.839684" calcext:value-type="float">
            <text:p>0.839684</text:p>
          </table:table-cell>
          <table:table-cell office:value-type="float" office:value="0.797628" calcext:value-type="float">
            <text:p>0.79762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25963" calcext:value-type="float">
            <text:p>0.925963</text:p>
          </table:table-cell>
          <table:table-cell office:value-type="float" office:value="0.867236" calcext:value-type="float">
            <text:p>0.867236</text:p>
          </table:table-cell>
          <table:table-cell office:value-type="float" office:value="0.786463" calcext:value-type="float">
            <text:p>0.786463</text:p>
          </table:table-cell>
          <table:table-cell office:value-type="float" office:value="0.730721" calcext:value-type="float">
            <text:p>0.73072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07461" calcext:value-type="float">
            <text:p>0.907461</text:p>
          </table:table-cell>
          <table:table-cell office:value-type="float" office:value="0.834115" calcext:value-type="float">
            <text:p>0.834115</text:p>
          </table:table-cell>
          <table:table-cell office:value-type="float" office:value="0.733528" calcext:value-type="float">
            <text:p>0.733528</text:p>
          </table:table-cell>
          <table:table-cell office:value-type="float" office:value="0.664528" calcext:value-type="float">
            <text:p>0.66452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88967" calcext:value-type="float">
            <text:p>0.888967</text:p>
          </table:table-cell>
          <table:table-cell office:value-type="float" office:value="0.801063" calcext:value-type="float">
            <text:p>0.801063</text:p>
          </table:table-cell>
          <table:table-cell office:value-type="float" office:value="0.681032" calcext:value-type="float">
            <text:p>0.681032</text:p>
          </table:table-cell>
          <table:table-cell office:value-type="float" office:value="0.599431" calcext:value-type="float">
            <text:p>0.59943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70484" calcext:value-type="float">
            <text:p>0.870484</text:p>
          </table:table-cell>
          <table:table-cell office:value-type="float" office:value="0.76811" calcext:value-type="float">
            <text:p>0.76811</text:p>
          </table:table-cell>
          <table:table-cell office:value-type="float" office:value="0.629163" calcext:value-type="float">
            <text:p>0.629163</text:p>
          </table:table-cell>
          <table:table-cell office:value-type="float" office:value="0.535877" calcext:value-type="float">
            <text:p>0.53587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52017" calcext:value-type="float">
            <text:p>0.852017</text:p>
          </table:table-cell>
          <table:table-cell office:value-type="float" office:value="0.735291" calcext:value-type="float">
            <text:p>0.735291</text:p>
          </table:table-cell>
          <table:table-cell office:value-type="float" office:value="0.578133" calcext:value-type="float">
            <text:p>0.578133</text:p>
          </table:table-cell>
          <table:table-cell office:value-type="float" office:value="0.474362" calcext:value-type="float">
            <text:p>0.47436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33569" calcext:value-type="float">
            <text:p>0.833569</text:p>
          </table:table-cell>
          <table:table-cell office:value-type="float" office:value="0.702646" calcext:value-type="float">
            <text:p>0.702646</text:p>
          </table:table-cell>
          <table:table-cell office:value-type="float" office:value="0.528176" calcext:value-type="float">
            <text:p>0.528176</text:p>
          </table:table-cell>
          <table:table-cell office:value-type="float" office:value="0.415406" calcext:value-type="float">
            <text:p>0.415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5146" calcext:value-type="float">
            <text:p>0.815146</text:p>
          </table:table-cell>
          <table:table-cell office:value-type="float" office:value="0.67022" calcext:value-type="float">
            <text:p>0.67022</text:p>
          </table:table-cell>
          <table:table-cell office:value-type="float" office:value="0.479544" calcext:value-type="float">
            <text:p>0.479544</text:p>
          </table:table-cell>
          <table:table-cell office:value-type="float" office:value="0.359536" calcext:value-type="float">
            <text:p>0.35953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96753" calcext:value-type="float">
            <text:p>0.796753</text:p>
          </table:table-cell>
          <table:table-cell office:value-type="float" office:value="0.638062" calcext:value-type="float">
            <text:p>0.638062</text:p>
          </table:table-cell>
          <table:table-cell office:value-type="float" office:value="0.432499" calcext:value-type="float">
            <text:p>0.432499</text:p>
          </table:table-cell>
          <table:table-cell office:value-type="float" office:value="0.307247" calcext:value-type="float">
            <text:p>0.30724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78397" calcext:value-type="float">
            <text:p>0.778397</text:p>
          </table:table-cell>
          <table:table-cell office:value-type="float" office:value="0.606224" calcext:value-type="float">
            <text:p>0.606224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258982" calcext:value-type="float">
            <text:p>0.25898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60085" calcext:value-type="float">
            <text:p>0.760085</text:p>
          </table:table-cell>
          <table:table-cell office:value-type="float" office:value="0.574763" calcext:value-type="float">
            <text:p>0.574763</text:p>
          </table:table-cell>
          <table:table-cell office:value-type="float" office:value="0.344203" calcext:value-type="float">
            <text:p>0.344203</text:p>
          </table:table-cell>
          <table:table-cell office:value-type="float" office:value="0.215099" calcext:value-type="float">
            <text:p>0.21509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41824" calcext:value-type="float">
            <text:p>0.741824</text:p>
          </table:table-cell>
          <table:table-cell office:value-type="float" office:value="0.543739" calcext:value-type="float">
            <text:p>0.543739</text:p>
          </table:table-cell>
          <table:table-cell office:value-type="float" office:value="0.303445" calcext:value-type="float">
            <text:p>0.303445</text:p>
          </table:table-cell>
          <table:table-cell office:value-type="float" office:value="0.175845" calcext:value-type="float">
            <text:p>0.17584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23621" calcext:value-type="float">
            <text:p>0.723621</text:p>
          </table:table-cell>
          <table:table-cell office:value-type="float" office:value="0.513211" calcext:value-type="float">
            <text:p>0.513211</text:p>
          </table:table-cell>
          <table:table-cell office:value-type="float" office:value="0.265237" calcext:value-type="float">
            <text:p>0.265237</text:p>
          </table:table-cell>
          <table:table-cell office:value-type="float" office:value="0.141346" calcext:value-type="float">
            <text:p>0.14134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05486" calcext:value-type="float">
            <text:p>0.705486</text:p>
          </table:table-cell>
          <table:table-cell office:value-type="float" office:value="0.483244" calcext:value-type="float">
            <text:p>0.483244</text:p>
          </table:table-cell>
          <table:table-cell office:value-type="float" office:value="0.229754" calcext:value-type="float">
            <text:p>0.229754</text:p>
          </table:table-cell>
          <table:table-cell office:value-type="float" office:value="0.11159" calcext:value-type="float">
            <text:p>0.1115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687428" calcext:value-type="float">
            <text:p>0.687428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197132" calcext:value-type="float">
            <text:p>0.197132</text:p>
          </table:table-cell>
          <table:table-cell office:value-type="float" office:value="0.0864348" calcext:value-type="float">
            <text:p>0.086434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69454" calcext:value-type="float">
            <text:p>0.669454</text:p>
          </table:table-cell>
          <table:table-cell office:value-type="float" office:value="0.425242" calcext:value-type="float">
            <text:p>0.425242</text:p>
          </table:table-cell>
          <table:table-cell office:value-type="float" office:value="0.167455" calcext:value-type="float">
            <text:p>0.167455</text:p>
          </table:table-cell>
          <table:table-cell office:value-type="float" office:value="0.0656143" calcext:value-type="float">
            <text:p>0.065614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651575" calcext:value-type="float">
            <text:p>0.651575</text:p>
          </table:table-cell>
          <table:table-cell office:value-type="float" office:value="0.397334" calcext:value-type="float">
            <text:p>0.397334</text:p>
          </table:table-cell>
          <table:table-cell office:value-type="float" office:value="0.14076" calcext:value-type="float">
            <text:p>0.14076</text:p>
          </table:table-cell>
          <table:table-cell office:value-type="float" office:value="0.0487627" calcext:value-type="float">
            <text:p>0.0487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3802" calcext:value-type="float">
            <text:p>0.633802</text:p>
          </table:table-cell>
          <table:table-cell office:value-type="float" office:value="0.370235" calcext:value-type="float">
            <text:p>0.370235</text:p>
          </table:table-cell>
          <table:table-cell office:value-type="float" office:value="0.117026" calcext:value-type="float">
            <text:p>0.117026</text:p>
          </table:table-cell>
          <table:table-cell office:value-type="float" office:value="0.0354401" calcext:value-type="float">
            <text:p>0.035440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616143" calcext:value-type="float">
            <text:p>0.616143</text:p>
          </table:table-cell>
          <table:table-cell office:value-type="float" office:value="0.344002" calcext:value-type="float">
            <text:p>0.344002</text:p>
          </table:table-cell>
          <table:table-cell office:value-type="float" office:value="0.0961843" calcext:value-type="float">
            <text:p>0.0961843</text:p>
          </table:table-cell>
          <table:table-cell office:value-type="float" office:value="0.0251631" calcext:value-type="float">
            <text:p>0.025163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98611" calcext:value-type="float">
            <text:p>0.598611</text:p>
          </table:table-cell>
          <table:table-cell office:value-type="float" office:value="0.31869" calcext:value-type="float">
            <text:p>0.31869</text:p>
          </table:table-cell>
          <table:table-cell office:value-type="float" office:value="0.0781148" calcext:value-type="float">
            <text:p>0.0781148</text:p>
          </table:table-cell>
          <table:table-cell office:value-type="float" office:value="0.0174361" calcext:value-type="float">
            <text:p>0.017436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581214" calcext:value-type="float">
            <text:p>0.581214</text:p>
          </table:table-cell>
          <table:table-cell office:value-type="float" office:value="0.294348" calcext:value-type="float">
            <text:p>0.294348</text:p>
          </table:table-cell>
          <table:table-cell office:value-type="float" office:value="0.0626569" calcext:value-type="float">
            <text:p>0.0626569</text:p>
          </table:table-cell>
          <table:table-cell office:value-type="float" office:value="0.0117793" calcext:value-type="float">
            <text:p>0.011779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563966" calcext:value-type="float">
            <text:p>0.563966</text:p>
          </table:table-cell>
          <table:table-cell office:value-type="float" office:value="0.271019" calcext:value-type="float">
            <text:p>0.271019</text:p>
          </table:table-cell>
          <table:table-cell office:value-type="float" office:value="0.049615" calcext:value-type="float">
            <text:p>0.049615</text:p>
          </table:table-cell>
          <table:table-cell office:value-type="float" office:value="0.00775093" calcext:value-type="float">
            <text:p>0.0077509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248741" calcext:value-type="float">
            <text:p>0.248741</text:p>
          </table:table-cell>
          <table:table-cell office:value-type="float" office:value="0.0387679" calcext:value-type="float">
            <text:p>0.0387679</text:p>
          </table:table-cell>
          <table:table-cell office:value-type="float" office:value="0.00496304" calcext:value-type="float">
            <text:p>0.0049630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529954" calcext:value-type="float">
            <text:p>0.529954</text:p>
          </table:table-cell>
          <table:table-cell office:value-type="float" office:value="0.227546" calcext:value-type="float">
            <text:p>0.227546</text:p>
          </table:table-cell>
          <table:table-cell office:value-type="float" office:value="0.0298786" calcext:value-type="float">
            <text:p>0.0298786</text:p>
          </table:table-cell>
          <table:table-cell office:value-type="float" office:value="0.00308972" calcext:value-type="float">
            <text:p>0.0030897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513214" calcext:value-type="float">
            <text:p>0.513214</text:p>
          </table:table-cell>
          <table:table-cell office:value-type="float" office:value="0.207457" calcext:value-type="float">
            <text:p>0.207457</text:p>
          </table:table-cell>
          <table:table-cell office:value-type="float" office:value="0.0227037" calcext:value-type="float">
            <text:p>0.0227037</text:p>
          </table:table-cell>
          <table:table-cell office:value-type="float" office:value="0.00186856" calcext:value-type="float">
            <text:p>0.0018685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496665" calcext:value-type="float">
            <text:p>0.496665</text:p>
          </table:table-cell>
          <table:table-cell office:value-type="float" office:value="0.188491" calcext:value-type="float">
            <text:p>0.188491</text:p>
          </table:table-cell>
          <table:table-cell office:value-type="float" office:value="0.0170023" calcext:value-type="float">
            <text:p>0.0170023</text:p>
          </table:table-cell>
          <table:table-cell office:value-type="float" office:value="0.00109694" calcext:value-type="float">
            <text:p>0.0010969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480318" calcext:value-type="float">
            <text:p>0.480318</text:p>
          </table:table-cell>
          <table:table-cell office:value-type="float" office:value="0.170657" calcext:value-type="float">
            <text:p>0.170657</text:p>
          </table:table-cell>
          <table:table-cell office:value-type="float" office:value="0.0125438" calcext:value-type="float">
            <text:p>0.0125438</text:p>
          </table:table-cell>
          <table:table-cell office:value-type="float" office:value="0.000624683" calcext:value-type="float">
            <text:p>0.000624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4185" calcext:value-type="float">
            <text:p>0.464185</text:p>
          </table:table-cell>
          <table:table-cell office:value-type="float" office:value="0.153956" calcext:value-type="float">
            <text:p>0.153956</text:p>
          </table:table-cell>
          <table:table-cell office:value-type="float" office:value="0.00911387" calcext:value-type="float">
            <text:p>0.00911387</text:p>
          </table:table-cell>
          <table:table-cell office:value-type="float" office:value="0.000344917" calcext:value-type="float">
            <text:p>0.00034491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48275" calcext:value-type="float">
            <text:p>0.448275</text:p>
          </table:table-cell>
          <table:table-cell office:value-type="float" office:value="0.138382" calcext:value-type="float">
            <text:p>0.138382</text:p>
          </table:table-cell>
          <table:table-cell office:value-type="float" office:value="0.00651896" calcext:value-type="float">
            <text:p>0.00651896</text:p>
          </table:table-cell>
          <table:table-cell office:value-type="float" office:value="0.000184603" calcext:value-type="float">
            <text:p>0.00018460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123919" calcext:value-type="float">
            <text:p>0.123919</text:p>
          </table:table-cell>
          <table:table-cell office:value-type="float" office:value="0.00458897" calcext:value-type="float">
            <text:p>0.00458897</text:p>
          </table:table-cell>
          <table:table-cell office:value-type="float" office:value="0.000095796" calcext:value-type="float">
            <text:p>0.00009579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417169" calcext:value-type="float">
            <text:p>0.417169</text:p>
          </table:table-cell>
          <table:table-cell office:value-type="float" office:value="0.110548" calcext:value-type="float">
            <text:p>0.110548</text:p>
          </table:table-cell>
          <table:table-cell office:value-type="float" office:value="0.00317818" calcext:value-type="float">
            <text:p>0.00317818</text:p>
          </table:table-cell>
          <table:table-cell office:value-type="float" office:value="0.0000482628" calcext:value-type="float">
            <text:p>4.82628E-0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401991" calcext:value-type="float">
            <text:p>0.401991</text:p>
          </table:table-cell>
          <table:table-cell office:value-type="float" office:value="0.0982396" calcext:value-type="float">
            <text:p>0.0982396</text:p>
          </table:table-cell>
          <table:table-cell office:value-type="float" office:value="0.00216495" calcext:value-type="float">
            <text:p>0.00216495</text:p>
          </table:table-cell>
          <table:table-cell office:value-type="float" office:value="0.0000236919" calcext:value-type="float">
            <text:p>2.36919E-0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387076" calcext:value-type="float">
            <text:p>0.387076</text:p>
          </table:table-cell>
          <table:table-cell office:value-type="float" office:value="0.0869604" calcext:value-type="float">
            <text:p>0.0869604</text:p>
          </table:table-cell>
          <table:table-cell office:value-type="float" office:value="0.00145012" calcext:value-type="float">
            <text:p>0.00145012</text:p>
          </table:table-cell>
          <table:table-cell office:value-type="float" office:value="0.0000114304" calcext:value-type="float">
            <text:p>1.14304E-0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372433" calcext:value-type="float">
            <text:p>0.372433</text:p>
          </table:table-cell>
          <table:table-cell office:value-type="float" office:value="0.0766711" calcext:value-type="float">
            <text:p>0.0766711</text:p>
          </table:table-cell>
          <table:table-cell office:value-type="float" office:value="0.000954857" calcext:value-type="float">
            <text:p>0.000954857</text:p>
          </table:table-cell>
          <table:table-cell office:value-type="float" office:value="0.00000552519" calcext:value-type="float">
            <text:p>5.52519E-0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358069" calcext:value-type="float">
            <text:p>0.358069</text:p>
          </table:table-cell>
          <table:table-cell office:value-type="float" office:value="0.0673278" calcext:value-type="float">
            <text:p>0.0673278</text:p>
          </table:table-cell>
          <table:table-cell office:value-type="float" office:value="0.000617952" calcext:value-type="float">
            <text:p>0.000617952</text:p>
          </table:table-cell>
          <table:table-cell office:value-type="float" office:value="0.0000027812" calcext:value-type="float">
            <text:p>2.7812E-0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343993" calcext:value-type="float">
            <text:p>0.343993</text:p>
          </table:table-cell>
          <table:table-cell office:value-type="float" office:value="0.0588828" calcext:value-type="float">
            <text:p>0.0588828</text:p>
          </table:table-cell>
          <table:table-cell office:value-type="float" office:value="0.000392972" calcext:value-type="float">
            <text:p>0.000392972</text:p>
          </table:table-cell>
          <table:table-cell office:value-type="float" office:value="0.00000155116" calcext:value-type="float">
            <text:p>1.55116E-0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330212" calcext:value-type="float">
            <text:p>0.330212</text:p>
          </table:table-cell>
          <table:table-cell office:value-type="float" office:value="0.0512853" calcext:value-type="float">
            <text:p>0.0512853</text:p>
          </table:table-cell>
          <table:table-cell office:value-type="float" office:value="0.000245514" calcext:value-type="float">
            <text:p>0.000245514</text:p>
          </table:table-cell>
          <table:table-cell office:value-type="float" office:value="0.00000101927" calcext:value-type="float">
            <text:p>1.01927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6732" calcext:value-type="float">
            <text:p>0.316732</text:p>
          </table:table-cell>
          <table:table-cell office:value-type="float" office:value="0.0444826" calcext:value-type="float">
            <text:p>0.0444826</text:p>
          </table:table-cell>
          <table:table-cell office:value-type="float" office:value="0.000150668" calcext:value-type="float">
            <text:p>0.000150668</text:p>
          </table:table-cell>
          <table:table-cell office:value-type="float" office:value="0.000000797393" calcext:value-type="float">
            <text:p>7.97393E-0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303559" calcext:value-type="float">
            <text:p>0.303559</text:p>
          </table:table-cell>
          <table:table-cell office:value-type="float" office:value="0.0384203" calcext:value-type="float">
            <text:p>0.0384203</text:p>
          </table:table-cell>
          <table:table-cell office:value-type="float" office:value="0.0000908105" calcext:value-type="float">
            <text:p>9.08105E-05</text:p>
          </table:table-cell>
          <table:table-cell office:value-type="float" office:value="0.000000708096" calcext:value-type="float">
            <text:p>7.08096E-0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290699" calcext:value-type="float">
            <text:p>0.290699</text:p>
          </table:table-cell>
          <table:table-cell office:value-type="float" office:value="0.0330437" calcext:value-type="float">
            <text:p>0.0330437</text:p>
          </table:table-cell>
          <table:table-cell office:value-type="float" office:value="0.0000537477" calcext:value-type="float">
            <text:p>5.37477E-05</text:p>
          </table:table-cell>
          <table:table-cell office:value-type="float" office:value="0.000000673413" calcext:value-type="float">
            <text:p>6.73413E-0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278156" calcext:value-type="float">
            <text:p>0.278156</text:p>
          </table:table-cell>
          <table:table-cell office:value-type="float" office:value="0.0282982" calcext:value-type="float">
            <text:p>0.0282982</text:p>
          </table:table-cell>
          <table:table-cell office:value-type="float" office:value="0.0000312355" calcext:value-type="float">
            <text:p>3.12355E-05</text:p>
          </table:table-cell>
          <table:table-cell office:value-type="float" office:value="0.000000660407" calcext:value-type="float">
            <text:p>6.60407E-0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265935" calcext:value-type="float">
            <text:p>0.265935</text:p>
          </table:table-cell>
          <table:table-cell office:value-type="float" office:value="0.02413" calcext:value-type="float">
            <text:p>0.02413</text:p>
          </table:table-cell>
          <table:table-cell office:value-type="float" office:value="0.0000178224" calcext:value-type="float">
            <text:p>1.78224E-05</text:p>
          </table:table-cell>
          <table:table-cell office:value-type="float" office:value="0.000000655696" calcext:value-type="float">
            <text:p>6.55696E-0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254038" calcext:value-type="float">
            <text:p>0.254038</text:p>
          </table:table-cell>
          <table:table-cell office:value-type="float" office:value="0.0204865" calcext:value-type="float">
            <text:p>0.0204865</text:p>
          </table:table-cell>
          <table:table-cell office:value-type="float" office:value="0.00000998405" calcext:value-type="float">
            <text:p>9.98405E-06</text:p>
          </table:table-cell>
          <table:table-cell office:value-type="float" office:value="0.000000654047" calcext:value-type="float">
            <text:p>0.00000065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242468" calcext:value-type="float">
            <text:p>0.242468</text:p>
          </table:table-cell>
          <table:table-cell office:value-type="float" office:value="0.0173173" calcext:value-type="float">
            <text:p>0.0173173</text:p>
          </table:table-cell>
          <table:table-cell office:value-type="float" office:value="0.00000549148" calcext:value-type="float">
            <text:p>5.49148E-06</text:p>
          </table:table-cell>
          <table:table-cell office:value-type="float" office:value="0.000000653488" calcext:value-type="float">
            <text:p>6.53488E-0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231228" calcext:value-type="float">
            <text:p>0.231228</text:p>
          </table:table-cell>
          <table:table-cell office:value-type="float" office:value="0.0145741" calcext:value-type="float">
            <text:p>0.0145741</text:p>
          </table:table-cell>
          <table:table-cell office:value-type="float" office:value="0.00000296621" calcext:value-type="float">
            <text:p>2.96621E-06</text:p>
          </table:table-cell>
          <table:table-cell office:value-type="float" office:value="0.000000653304" calcext:value-type="float">
            <text:p>6.53304E-0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220318" calcext:value-type="float">
            <text:p>0.220318</text:p>
          </table:table-cell>
          <table:table-cell office:value-type="float" office:value="0.0122112" calcext:value-type="float">
            <text:p>0.0122112</text:p>
          </table:table-cell>
          <table:table-cell office:value-type="float" office:value="0.00000157416" calcext:value-type="float">
            <text:p>1.57416E-06</text:p>
          </table:table-cell>
          <table:table-cell office:value-type="float" office:value="0.000000653246" calcext:value-type="float">
            <text:p>6.53246E-0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20974" calcext:value-type="float">
            <text:p>0.20974</text:p>
          </table:table-cell>
          <table:table-cell office:value-type="float" office:value="0.0101861" calcext:value-type="float">
            <text:p>0.0101861</text:p>
          </table:table-cell>
          <table:table-cell office:value-type="float" office:value="0.000000821647" calcext:value-type="float">
            <text:p>8.21647E-07</text:p>
          </table:table-cell>
          <table:table-cell office:value-type="float" office:value="0.000000653228" calcext:value-type="float">
            <text:p>6.53228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9494" calcext:value-type="float">
            <text:p>0.199494</text:p>
          </table:table-cell>
          <table:table-cell office:value-type="float" office:value="0.00845887" calcext:value-type="float">
            <text:p>0.00845887</text:p>
          </table:table-cell>
          <table:table-cell office:value-type="float" office:value="0.000000422721" calcext:value-type="float">
            <text:p>4.22721E-07</text:p>
          </table:table-cell>
          <table:table-cell office:value-type="float" office:value="0.000000653223" calcext:value-type="float">
            <text:p>6.53223E-0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89578" calcext:value-type="float">
            <text:p>0.189578</text:p>
          </table:table-cell>
          <table:table-cell office:value-type="float" office:value="0.00699305" calcext:value-type="float">
            <text:p>0.00699305</text:p>
          </table:table-cell>
          <table:table-cell office:value-type="float" office:value="0.000000215336" calcext:value-type="float">
            <text:p>2.15336E-07</text:p>
          </table:table-cell>
          <table:table-cell office:value-type="float" office:value="0.000000653221" calcext:value-type="float">
            <text:p>6.53221E-0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79992" calcext:value-type="float">
            <text:p>0.179992</text:p>
          </table:table-cell>
          <table:table-cell office:value-type="float" office:value="0.00575523" calcext:value-type="float">
            <text:p>0.00575523</text:p>
          </table:table-cell>
          <table:table-cell office:value-type="float" office:value="0.00000010961" calcext:value-type="float">
            <text:p>1.0961E-07</text:p>
          </table:table-cell>
          <table:table-cell office:value-type="float" office:value="0.000000653221" calcext:value-type="float">
            <text:p>6.53221E-0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70734" calcext:value-type="float">
            <text:p>0.170734</text:p>
          </table:table-cell>
          <table:table-cell office:value-type="float" office:value="0.00471511" calcext:value-type="float">
            <text:p>0.00471511</text:p>
          </table:table-cell>
          <table:table-cell office:value-type="float" office:value="0.0000000567531" calcext:value-type="float">
            <text:p>5.67531E-08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61802" calcext:value-type="float">
            <text:p>0.161802</text:p>
          </table:table-cell>
          <table:table-cell office:value-type="float" office:value="0.00384545" calcext:value-type="float">
            <text:p>0.00384545</text:p>
          </table:table-cell>
          <table:table-cell office:value-type="float" office:value="0.000000030838" calcext:value-type="float">
            <text:p>3.0838E-08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53192" calcext:value-type="float">
            <text:p>0.153192</text:p>
          </table:table-cell>
          <table:table-cell office:value-type="float" office:value="0.00312193" calcext:value-type="float">
            <text:p>0.00312193</text:p>
          </table:table-cell>
          <table:table-cell office:value-type="float" office:value="0.000000018377" calcext:value-type="float">
            <text:p>1.8377E-08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44902" calcext:value-type="float">
            <text:p>0.144902</text:p>
          </table:table-cell>
          <table:table-cell office:value-type="float" office:value="0.00252298" calcext:value-type="float">
            <text:p>0.00252298</text:p>
          </table:table-cell>
          <table:table-cell office:value-type="float" office:value="0.0000000125005" calcext:value-type="float">
            <text:p>1.25005E-08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36928" calcext:value-type="float">
            <text:p>0.136928</text:p>
          </table:table-cell>
          <table:table-cell office:value-type="float" office:value="0.00202961" calcext:value-type="float">
            <text:p>0.00202961</text:p>
          </table:table-cell>
          <table:table-cell office:value-type="float" office:value="0.00000000978237" calcext:value-type="float">
            <text:p>9.78237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29264" calcext:value-type="float">
            <text:p>0.129264</text:p>
          </table:table-cell>
          <table:table-cell office:value-type="float" office:value="0.00162524" calcext:value-type="float">
            <text:p>0.00162524</text:p>
          </table:table-cell>
          <table:table-cell office:value-type="float" office:value="0.00000000854916" calcext:value-type="float">
            <text:p>8.54916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21907" calcext:value-type="float">
            <text:p>0.121907</text:p>
          </table:table-cell>
          <table:table-cell office:value-type="float" office:value="0.00129546" calcext:value-type="float">
            <text:p>0.00129546</text:p>
          </table:table-cell>
          <table:table-cell office:value-type="float" office:value="0.00000000800031" calcext:value-type="float">
            <text:p>0.000000008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4851" calcext:value-type="float">
            <text:p>0.114851</text:p>
          </table:table-cell>
          <table:table-cell office:value-type="float" office:value="0.00102786" calcext:value-type="float">
            <text:p>0.00102786</text:p>
          </table:table-cell>
          <table:table-cell office:value-type="float" office:value="0.00000000776067" calcext:value-type="float">
            <text:p>7.76067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08091" calcext:value-type="float">
            <text:p>0.108091</text:p>
          </table:table-cell>
          <table:table-cell office:value-type="float" office:value="0.000811779" calcext:value-type="float">
            <text:p>0.000811779</text:p>
          </table:table-cell>
          <table:table-cell office:value-type="float" office:value="0.00000000765802" calcext:value-type="float">
            <text:p>7.6580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0162" calcext:value-type="float">
            <text:p>0.10162</text:p>
          </table:table-cell>
          <table:table-cell office:value-type="float" office:value="0.00063818" calcext:value-type="float">
            <text:p>0.00063818</text:p>
          </table:table-cell>
          <table:table-cell office:value-type="float" office:value="0.00000000761487" calcext:value-type="float">
            <text:p>7.61487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0954328" calcext:value-type="float">
            <text:p>0.0954328</text:p>
          </table:table-cell>
          <table:table-cell office:value-type="float" office:value="0.000499402" calcext:value-type="float">
            <text:p>0.000499402</text:p>
          </table:table-cell>
          <table:table-cell office:value-type="float" office:value="0.00000000759707" calcext:value-type="float">
            <text:p>7.59707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895224" calcext:value-type="float">
            <text:p>0.0895224</text:p>
          </table:table-cell>
          <table:table-cell office:value-type="float" office:value="0.000389013" calcext:value-type="float">
            <text:p>0.000389013</text:p>
          </table:table-cell>
          <table:table-cell office:value-type="float" office:value="0.00000000758987" calcext:value-type="float">
            <text:p>7.58987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838822" calcext:value-type="float">
            <text:p>0.0838822</text:p>
          </table:table-cell>
          <table:table-cell office:value-type="float" office:value="0.000301644" calcext:value-type="float">
            <text:p>0.000301644</text:p>
          </table:table-cell>
          <table:table-cell office:value-type="float" office:value="0.000000007587" calcext:value-type="float">
            <text:p>7.587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785052" calcext:value-type="float">
            <text:p>0.0785052</text:p>
          </table:table-cell>
          <table:table-cell office:value-type="float" office:value="0.000232839" calcext:value-type="float">
            <text:p>0.000232839</text:p>
          </table:table-cell>
          <table:table-cell office:value-type="float" office:value="0.00000000758589" calcext:value-type="float">
            <text:p>7.58589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733843" calcext:value-type="float">
            <text:p>0.0733843</text:p>
          </table:table-cell>
          <table:table-cell office:value-type="float" office:value="0.000178924" calcext:value-type="float">
            <text:p>0.000178924</text:p>
          </table:table-cell>
          <table:table-cell office:value-type="float" office:value="0.00000000758546" calcext:value-type="float">
            <text:p>7.58546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68512" calcext:value-type="float">
            <text:p>0.068512</text:p>
          </table:table-cell>
          <table:table-cell office:value-type="float" office:value="0.000136886" calcext:value-type="float">
            <text:p>0.000136886</text:p>
          </table:table-cell>
          <table:table-cell office:value-type="float" office:value="0.0000000075853" calcext:value-type="float">
            <text:p>7.5853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638811" calcext:value-type="float">
            <text:p>0.0638811</text:p>
          </table:table-cell>
          <table:table-cell office:value-type="float" office:value="0.000104273" calcext:value-type="float">
            <text:p>0.000104273</text:p>
          </table:table-cell>
          <table:table-cell office:value-type="float" office:value="0.00000000758524" calcext:value-type="float">
            <text:p>7.58524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94838" calcext:value-type="float">
            <text:p>0.0594838</text:p>
          </table:table-cell>
          <table:table-cell office:value-type="float" office:value="0.0000790971" calcext:value-type="float">
            <text:p>7.90971E-05</text:p>
          </table:table-cell>
          <table:table-cell office:value-type="float" office:value="0.00000000758522" calcext:value-type="float">
            <text:p>7.5852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553127" calcext:value-type="float">
            <text:p>0.0553127</text:p>
          </table:table-cell>
          <table:table-cell office:value-type="float" office:value="0.00005976" calcext:value-type="float">
            <text:p>0.00005976</text:p>
          </table:table-cell>
          <table:table-cell office:value-type="float" office:value="0.00000000758521" calcext:value-type="float">
            <text:p>7.58521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5136" calcext:value-type="float">
            <text:p>0.05136</text:p>
          </table:table-cell>
          <table:table-cell office:value-type="float" office:value="0.0000449812" calcext:value-type="float">
            <text:p>4.49812E-05</text:p>
          </table:table-cell>
          <table:table-cell office:value-type="float" office:value="0.00000000758521" calcext:value-type="float">
            <text:p>7.58521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47618" calcext:value-type="float">
            <text:p>0.047618</text:p>
          </table:table-cell>
          <table:table-cell office:value-type="float" office:value="0.0000337426" calcext:value-type="float">
            <text:p>3.37426E-05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440791" calcext:value-type="float">
            <text:p>0.0440791</text:p>
          </table:table-cell>
          <table:table-cell office:value-type="float" office:value="0.0000252388" calcext:value-type="float">
            <text:p>2.52388E-05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0407355" calcext:value-type="float">
            <text:p>0.0407355</text:p>
          </table:table-cell>
          <table:table-cell office:value-type="float" office:value="0.0000188362" calcext:value-type="float">
            <text:p>1.88362E-05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0375797" calcext:value-type="float">
            <text:p>0.0375797</text:p>
          </table:table-cell>
          <table:table-cell office:value-type="float" office:value="0.0000140398" calcext:value-type="float">
            <text:p>1.40398E-05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0346041" calcext:value-type="float">
            <text:p>0.0346041</text:p>
          </table:table-cell>
          <table:table-cell office:value-type="float" office:value="0.0000104645" calcext:value-type="float">
            <text:p>1.04645E-05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0318011" calcext:value-type="float">
            <text:p>0.0318011</text:p>
          </table:table-cell>
          <table:table-cell office:value-type="float" office:value="0.00000781272" calcext:value-type="float">
            <text:p>7.81272E-06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291634" calcext:value-type="float">
            <text:p>0.0291634</text:p>
          </table:table-cell>
          <table:table-cell office:value-type="float" office:value="0.0000058557" calcext:value-type="float">
            <text:p>5.8557E-06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66838" calcext:value-type="float">
            <text:p>0.0266838</text:p>
          </table:table-cell>
          <table:table-cell office:value-type="float" office:value="0.00000441863" calcext:value-type="float">
            <text:p>4.41863E-06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243551" calcext:value-type="float">
            <text:p>0.0243551</text:p>
          </table:table-cell>
          <table:table-cell office:value-type="float" office:value="0.00000336861" calcext:value-type="float">
            <text:p>3.36861E-06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221703" calcext:value-type="float">
            <text:p>0.0221703</text:p>
          </table:table-cell>
          <table:table-cell office:value-type="float" office:value="0.00000260522" calcext:value-type="float">
            <text:p>2.60522E-06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201226" calcext:value-type="float">
            <text:p>0.0201226</text:p>
          </table:table-cell>
          <table:table-cell office:value-type="float" office:value="0.00000205299" calcext:value-type="float">
            <text:p>0.000002053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182052" calcext:value-type="float">
            <text:p>0.0182052</text:p>
          </table:table-cell>
          <table:table-cell office:value-type="float" office:value="0.00000165549" calcext:value-type="float">
            <text:p>1.65549E-06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164117" calcext:value-type="float">
            <text:p>0.0164117</text:p>
          </table:table-cell>
          <table:table-cell office:value-type="float" office:value="0.00000137081" calcext:value-type="float">
            <text:p>1.37081E-06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0147357" calcext:value-type="float">
            <text:p>0.0147357</text:p>
          </table:table-cell>
          <table:table-cell office:value-type="float" office:value="0.00000116793" calcext:value-type="float">
            <text:p>1.16793E-06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0131712" calcext:value-type="float">
            <text:p>0.0131712</text:p>
          </table:table-cell>
          <table:table-cell office:value-type="float" office:value="0.00000102407" calcext:value-type="float">
            <text:p>1.02407E-06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117121" calcext:value-type="float">
            <text:p>0.0117121</text:p>
          </table:table-cell>
          <table:table-cell office:value-type="float" office:value="0.000000922564" calcext:value-type="float">
            <text:p>9.22564E-07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0103527" calcext:value-type="float">
            <text:p>0.0103527</text:p>
          </table:table-cell>
          <table:table-cell office:value-type="float" office:value="0.000000851306" calcext:value-type="float">
            <text:p>8.51306E-07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908752" calcext:value-type="float">
            <text:p>0.00908752</text:p>
          </table:table-cell>
          <table:table-cell office:value-type="float" office:value="0.000000801528" calcext:value-type="float">
            <text:p>8.01528E-07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00791113" calcext:value-type="float">
            <text:p>0.00791113</text:p>
          </table:table-cell>
          <table:table-cell office:value-type="float" office:value="0.00000076693" calcext:value-type="float">
            <text:p>7.6693E-07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00681841" calcext:value-type="float">
            <text:p>0.00681841</text:p>
          </table:table-cell>
          <table:table-cell office:value-type="float" office:value="0.000000743001" calcext:value-type="float">
            <text:p>0.000000743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00580444" calcext:value-type="float">
            <text:p>0.00580444</text:p>
          </table:table-cell>
          <table:table-cell office:value-type="float" office:value="0.000000726535" calcext:value-type="float">
            <text:p>7.26535E-07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00486446" calcext:value-type="float">
            <text:p>0.00486446</text:p>
          </table:table-cell>
          <table:table-cell office:value-type="float" office:value="0.000000715259" calcext:value-type="float">
            <text:p>7.15259E-07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00399397" calcext:value-type="float">
            <text:p>0.00399397</text:p>
          </table:table-cell>
          <table:table-cell office:value-type="float" office:value="0.000000707577" calcext:value-type="float">
            <text:p>7.07577E-07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0318862" calcext:value-type="float">
            <text:p>0.00318862</text:p>
          </table:table-cell>
          <table:table-cell office:value-type="float" office:value="0.00000070237" calcext:value-type="float">
            <text:p>7.0237E-07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00244428" calcext:value-type="float">
            <text:p>0.00244428</text:p>
          </table:table-cell>
          <table:table-cell office:value-type="float" office:value="0.000000698857" calcext:value-type="float">
            <text:p>6.98857E-07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175702" calcext:value-type="float">
            <text:p>0.00175702</text:p>
          </table:table-cell>
          <table:table-cell office:value-type="float" office:value="0.000000696499" calcext:value-type="float">
            <text:p>6.96499E-07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0011231" calcext:value-type="float">
            <text:p>0.0011231</text:p>
          </table:table-cell>
          <table:table-cell office:value-type="float" office:value="0.000000694924" calcext:value-type="float">
            <text:p>6.94924E-07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538967" calcext:value-type="float">
            <text:p>0.000538967</text:p>
          </table:table-cell>
          <table:table-cell office:value-type="float" office:value="0.000000693877" calcext:value-type="float">
            <text:p>6.93877E-07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00000123939" calcext:value-type="float">
            <text:p>1.23939E-06</text:p>
          </table:table-cell>
          <table:table-cell office:value-type="float" office:value="0.000000693185" calcext:value-type="float">
            <text:p>6.93185E-07</text:p>
          </table:table-cell>
          <table:table-cell office:value-type="float" office:value="0.0000000075852" calcext:value-type="float">
            <text:p>7.5852E-09</text:p>
          </table:table-cell>
          <table:table-cell office:value-type="float" office:value="0.00000065322" calcext:value-type="float">
            <text:p>6.5322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1:25:17.544380355</dc:date>
    <meta:editing-duration>PT14S</meta:editing-duration>
    <meta:editing-cycles>1</meta:editing-cycles>
    <meta:document-statistic meta:table-count="1" meta:cell-count="515" meta:object-count="0"/>
    <meta:generator>LibreOffice/5.1.4.2$Linux_X86_64 LibreOffice_project/10m0$Build-2</meta:generator>
  </office:meta>
</office:document-meta>
</file>